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2d94" officeooo:paragraph-rsid="001f2d94"/>
    </style:style>
    <style:style style:name="P2" style:family="paragraph" style:parent-style-name="Standard" style:list-style-name="L1">
      <style:text-properties officeooo:rsid="001f2d94" officeooo:paragraph-rsid="001f2d94"/>
    </style:style>
    <style:style style:name="P3" style:family="paragraph" style:parent-style-name="Standard">
      <style:text-properties officeooo:rsid="00210565" officeooo:paragraph-rsid="00210565"/>
    </style:style>
    <style:style style:name="P4" style:family="paragraph" style:parent-style-name="Standard">
      <style:text-properties officeooo:rsid="00210565" officeooo:paragraph-rsid="00222e37"/>
    </style:style>
    <style:style style:name="T1" style:family="text">
      <style:text-properties officeooo:rsid="00210565"/>
    </style:style>
    <style:style style:name="T2" style:family="text">
      <style:text-properties officeooo:rsid="00222e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irst thing is to have an initiator</text:p>
      <text:list xml:id="list9139455867928494089" text:style-name="L1">
        <text:list-item>
          <text:p text:style-name="P2">Use the method send_join().</text:p>
        </text:list-item>
      </text:list>
      <text:p text:style-name="P1"/>
      <text:p text:style-name="P1">send_joining()</text:p>
      <text:p text:style-name="P1"><text:tab/>if (guard) { </text:p>
      <text:p text:style-name="P1"><text:tab/><text:tab/>enQueueMsg(Join)</text:p>
      <text:p text:style-name="P1"><text:tab/><text:tab/>Initiator = true; </text:p>
      <text:p text:style-name="P1"><text:tab/><text:tab/>mydata → Initiator = true;</text:p>
      <text:p text:style-name="P1">}</text:p>
      <text:p text:style-name="P1"/>
      <text:p text:style-name="P1">loop() {</text:p>
      <text:p text:style-name="P1"><text:tab/>Initiate-Election() //Will put into the load.</text:p>
      <text:p text:style-name="P1">//initialize my data initiator to false so that you send anything</text:p>
      <text:p text:style-name="P1">}</text:p>
      <text:p text:style-name="P1"/>
      <text:p text:style-name="P1">send_election() </text:p>
      <text:p text:style-name="P1"><text:tab/>if(Initiator &amp;&amp; !isQueuefull() )</text:p>
      <text:p text:style-name="P1"><text:tab/><text:tab/>EnqueueMsg(ELECTION); //Need to define ELECTION in header</text:p>
      <text:p text:style-name="P1"><text:tab/><text:tab/>Initiator = false; //play with this </text:p>
      <text:p text:style-name="P1">/* <text:span text:style-name="T1">Payload is 8 bytes. Use some bytes, say like byte #8, defines the smallest ID that you’ve seen so far.</text:span>*/</text:p>
      <text:p text:style-name="P1"/>
      <text:p text:style-name="P3">EnqueueMSG(msg)</text:p>
      <text:p text:style-name="P3"><text:tab/>if (msg == ELECTION)</text:p>
      <text:p text:style-name="P3"><text:tab/><text:tab/>data[MIND] = midID; //miID, a global vairable, need to place into myData</text:p>
      <text:p text:style-name="P3"><text:tab/>else </text:p>
      <text:p text:style-name="P3"/>
      <text:p text:style-name="P3">//Next step is to receive and process:</text:p>
      <text:p text:style-name="P3"/>
      <text:p text:style-name="P3">message_rx <text:s/>(</text:p>
      <text:p text:style-name="P3"><text:tab/>…</text:p>
      <text:p text:style-name="P3"><text:tab/>switch(data[MSG]) //Payload in the position 0</text:p>
      <text:p text:style-name="P3"><text:tab/><text:tab/><text:span text:style-name="T2">case 1: //joinining</text:span></text:p>
      <text:p text:style-name="P3"><text:tab/><text:tab/><text:span text:style-name="T2">case 2: //sharing</text:span></text:p>
      <text:p text:style-name="P3"><text:tab/><text:tab/><text:span text:style-name="T2">case ELECTION: </text:span></text:p>
      <text:p text:style-name="P3"><text:tab/><text:tab/><text:tab/><text:span text:style-name="T2">receive_election()</text:span></text:p>
      <text:p text:style-name="P3"><text:tab/><text:tab/><text:span text:style-name="T2">case ELECTED: // “distinguish and isolate what we’re interested in”</text:span></text:p>
      <text:p text:style-name="P3"><text:tab/><text:tab/><text:tab/><text:span text:style-name="T2">if (data[Id] == mydata→left) </text:span></text:p>
      <text:p text:style-name="P4"><text:tab/><text:tab/><text:span text:style-name="T2">case SELECTED: //do the same as above except change the if statement?</text:span></text:p>
      <text:p text:style-name="P4"><text:span text:style-name="T2">receive_election() </text:span></text:p>
      <text:p text:style-name="P4"/>
      <text:p text:style-name="P4">//<text:span text:style-name="T2">Only need to process message that comes from “my left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17:22.658396057</meta:creation-date>
    <dc:date>2018-02-15T17:34:05.434335669</dc:date>
    <meta:editing-duration>PT16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66" meta:character-count="1075" meta:non-whitespace-character-count="899"/>
  </office:meta>
</office:document-meta>
</file>